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C000002BC968327D0E70228C9.png" manifest:media-type="image/png"/>
  <manifest:file-entry manifest:full-path="Pictures/10000000000002BC000002BC4D58213411DB157A.png" manifest:media-type="image/png"/>
  <manifest:file-entry manifest:full-path="Pictures/10000000000002BC000002BC9722AB4933071B45.png" manifest:media-type="image/png"/>
  <manifest:file-entry manifest:full-path="Pictures/10000000000002BC000002BC7F02A4AE68C6F843.png" manifest:media-type="image/png"/>
  <manifest:file-entry manifest:full-path="Pictures/10000000000002BC000002BCB7E74D001793CC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671cm" svg:y="3.679cm" svg:width="5.001cm" svg:height="5.001cm" draw:z-index="0"><draw:image xlink:href="Pictures/10000000000002BC000002BC9722AB4933071B45.png" xlink:type="simple" xlink:show="embed" xlink:actuate="onLoad" loext:mime-type="image/png"/></draw:frame><draw:frame draw:style-name="fr1" draw:name="Image2" text:anchor-type="paragraph" svg:x="12.33cm" svg:y="3.679cm" svg:width="5.001cm" svg:height="5.001cm" draw:z-index="1"><draw:image xlink:href="Pictures/10000000000002BC000002BCB7E74D001793CCA0.png" xlink:type="simple" xlink:show="embed" xlink:actuate="onLoad" loext:mime-type="image/png"/></draw:frame><draw:frame draw:style-name="fr1" draw:name="Image3" text:anchor-type="paragraph" svg:x="7.999cm" svg:y="12.351cm" svg:width="5.001cm" svg:height="5.001cm" draw:z-index="2"><draw:image xlink:href="Pictures/10000000000002BC000002BC4D58213411DB157A.png" xlink:type="simple" xlink:show="embed" xlink:actuate="onLoad" loext:mime-type="image/png"/></draw:frame><draw:frame draw:style-name="fr1" draw:name="Image4" text:anchor-type="paragraph" svg:x="3.671cm" svg:y="21.001cm" svg:width="5.001cm" svg:height="5.001cm" draw:z-index="3"><draw:image xlink:href="Pictures/10000000000002BC000002BC968327D0E70228C9.png" xlink:type="simple" xlink:show="embed" xlink:actuate="onLoad" loext:mime-type="image/png"/></draw:frame><draw:frame draw:style-name="fr1" draw:name="Image5" text:anchor-type="paragraph" svg:x="12.33cm" svg:y="21.02cm" svg:width="5.001cm" svg:height="5.001cm" draw:z-index="4"><draw:image xlink:href="Pictures/10000000000002BC000002BC7F02A4AE68C6F84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34:26.668349211</meta:creation-date>
    <dc:date>2020-05-08T15:43:12.421543539</dc:date>
    <meta:editing-duration>PT8M47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